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unch Speed</text:p>
          </table:table-cell>
          <table:table-cell office:value-type="float" office:value="110">
            <text:p>110</text:p>
          </table:table-cell>
          <table:table-cell office:value-type="string">
            <text:p>km/h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D7]*1000/3600" office:value-type="float" office:value="30.5555555555556">
            <text:p>30.56</text:p>
          </table:table-cell>
          <table:table-cell office:value-type="string">
            <text:p>m/s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Voltage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KV</text:p>
          </table:table-cell>
          <table:table-cell office:value-type="float" office:value="1430">
            <text:p>14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PM</text:p>
          </table:table-cell>
          <table:table-cell table:formula="of:=[.D10]*[.D11]" office:value-type="float" office:value="17160">
            <text:p>17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PS</text:p>
          </table:table-cell>
          <table:table-cell table:formula="of:=[.D12]/60" office:value-type="float" office:value="286">
            <text:p>28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Wheel Diameter</text:p>
          </table:table-cell>
          <table:table-cell office:value-type="float" office:value="53">
            <text:p>53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heel Circumfrence</text:p>
          </table:table-cell>
          <table:table-cell table:formula="of:=[.D15]*PI()" office:value-type="float" office:value="166.504410640259">
            <text:p>166.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D16]/1000" office:value-type="float" office:value="0.166504410640259">
            <text:p>0.17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peed</text:p>
          </table:table-cell>
          <table:table-cell table:formula="of:=[.D17]*[.D13]" office:value-type="float" office:value="47.6202614431141">
            <text:p>47.6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3/02/2015</text:date>, <text:time>23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03T22:20:11.22</meta:creation-date>
    <meta:generator>OpenOffice.org/3.2$Win32 OpenOffice.org_project/320m18$Build-9502</meta:generator>
    <dc:date>2015-02-03T23:54:32.25</dc:date>
    <meta:editing-duration>PT01H34M22S</meta:editing-duration>
    <meta:editing-cycles>2</meta:editing-cycles>
    <meta:document-statistic meta:table-count="3" meta:cell-count="24" meta:object-count="0"/>
  </office:meta>
</office:document-meta>
</file>